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paragraph-rsid="00062de8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style:text-underline-style="none" style:font-size-asian="11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officeooo:rsid="00062de8" officeooo:paragraph-rsid="00062de8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style:text-underline-style="none" style:font-size-asian="11pt"/>
    </style:style>
    <style:style style:name="P6" style:family="paragraph">
      <style:paragraph-properties fo:text-align="center"/>
    </style:style>
    <style:style style:name="T1" style:family="text">
      <style:text-properties style:font-name="Calibri" fo:font-size="11pt" fo:language="es" fo:country="ES" style:font-size-asian="11pt"/>
    </style:style>
    <style:style style:name="T2" style:family="text">
      <style:text-properties style:font-name="Calibri" fo:font-size="11pt" fo:language="es" fo:country="ES" style:text-underline-style="solid" style:text-underline-width="auto" style:text-underline-color="font-color" style:font-size-asian="11pt"/>
    </style:style>
    <style:style style:name="T3" style:family="text">
      <style:text-properties style:font-name="Calibri" fo:font-size="11pt" fo:language="es" fo:country="ES" style:text-underline-style="solid" style:text-underline-width="auto" style:text-underline-color="font-color" fo:font-weight="normal" style:font-size-asian="11pt" style:font-weight-asian="normal" style:font-weight-complex="normal"/>
    </style:style>
    <style:style style:name="T4" style:family="text">
      <style:text-properties style:font-name="Calibri" fo:font-size="11pt" fo:language="es" fo:country="ES" style:text-underline-style="solid" style:text-underline-width="auto" style:text-underline-color="font-color" fo:font-weight="normal" officeooo:rsid="00062de8" style:font-size-asian="11pt" style:font-weight-asian="normal" style:font-weight-complex="normal"/>
    </style:style>
    <style:style style:name="T5" style:family="text">
      <style:text-properties style:font-name="Calibri" fo:font-size="11pt" fo:language="es" fo:country="ES" style:text-underline-style="none" style:font-size-asian="11pt"/>
    </style:style>
    <style:style style:name="T6" style:family="text">
      <style:text-properties style:font-name="Calibri" fo:font-size="11pt" fo:language="es" fo:country="ES" style:text-underline-style="none" officeooo:rsid="00062de8" style:font-size-asian="11pt"/>
    </style:style>
    <style:style style:name="T7" style:family="text">
      <style:text-properties style:font-name="Calibri" fo:font-size="11pt" fo:language="es" fo:country="ES" style:text-underline-style="none" fo:font-weight="normal" style:font-size-asian="11pt" style:font-weight-asian="normal" style:font-weight-complex="normal"/>
    </style:style>
    <style:style style:name="T8" style:family="text">
      <style:text-properties style:font-name="Calibri" fo:font-size="11pt" fo:language="es" fo:country="ES" style:text-underline-style="none" fo:font-weight="normal" officeooo:rsid="00062de8" style:font-size-asian="11pt" style:font-weight-asian="normal" style:font-weight-complex="normal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ribu: </text:span><text:span text:style-name="T2">Nombre</text:span></text:p>
      <text:p text:style-name="P3"><draw:polyline text:anchor-type="paragraph" draw:z-index="2" draw:name="Forma3" draw:style-name="gr1" draw:text-style-name="P6" svg:width="6.093cm" svg:height="3.083cm" draw:transform="skewX (9.91090484501432E-017) rotate (2.4939009681747) translate (3.63546666953251cm 5.17240206472546cm)" svg:viewBox="0 0 6094 3084" draw:points="0,3084 6094,0 5043,3084"><text:p/></draw:polyline><draw:polyline text:anchor-type="paragraph" draw:z-index="4" draw:name="Forma5" draw:style-name="gr1" draw:text-style-name="P6" svg:width="9.258cm" svg:height="7.083cm" draw:transform="skewX (5.67959652494614E-017) rotate (2.32896735386123) translate (8.60791855971653cm 6.39287543178032cm)" svg:viewBox="0 0 9259 7084" draw:points="331,0 0,7084 9259,0"><text:p/></draw:polyline></text:p>
      <text:p text:style-name="P1"><text:span text:style-name="T5">Territorio: </text:span><text:span text:style-name="T2">Nombre</text:span><text:span text:style-name="T5">, Extension</text:span></text:p>
      <text:p text:style-name="P3"><draw:line text:anchor-type="paragraph" draw:z-index="0" draw:name="Forma1" draw:style-name="gr1" draw:text-style-name="P6" svg:x1="9.862cm" svg:y1="0.917cm" svg:x2="3.115cm" svg:y2="-0.3cm"><text:p/></draw:line><text:tab/></text:p>
      <text:p text:style-name="P1"><text:span text:style-name="T5"><text:tab/>Situación_Geografica: </text:span><text:span text:style-name="T2">Nombre_Trib</text:span><text:span text:style-name="T5">, </text:span><text:span text:style-name="T2">Nombre_Op</text:span><text:span text:style-name="T5">, Nombre_Territ</text:span></text:p>
      <text:p text:style-name="P3"><draw:line text:anchor-type="paragraph" draw:z-index="1" draw:name="Forma2" draw:style-name="gr1" draw:text-style-name="P6" svg:x1="7.64cm" svg:y1="-0.376cm" svg:x2="2.454cm" svg:y2="0.973cm"><text:p/></draw:line></text:p>
      <text:p text:style-name="P1"><text:span text:style-name="T5">Oppidum: </text:span><text:span text:style-name="T2">Nombre</text:span><text:span text:style-name="T5">, Localización</text:span></text:p>
      <text:p text:style-name="P3"><draw:line text:anchor-type="paragraph" draw:z-index="3" draw:name="Forma4" draw:style-name="gr1" draw:text-style-name="P6" svg:x1="5.39cm" svg:y1="0.872cm" svg:x2="2.824cm" svg:y2="-0.372cm"><text:p/></draw:line></text:p>
      <text:p text:style-name="P1"><text:span text:style-name="T5">Persona: </text:span><text:span text:style-name="T2">Nombre</text:span><text:span text:style-name="T5">, </text:span><text:span text:style-name="T2">Apellido</text:span><text:span text:style-name="T5">, Nombre_Op, Nombre_Trib</text:span></text:p>
      <text:p text:style-name="P3"/>
      <text:p text:style-name="P2"><text:span text:style-name="T6">Regulo: </text:span><text:span text:style-name="T8">Año_Inicio_Reinado, Año_Fin_Reinado</text:span></text:p>
      <text:p text:style-name="P4"><text:span text:style-name="T7">Noble: Titulo</text:span></text:p>
      <text:p text:style-name="P4"><text:span text:style-name="T7">Guerrero: Rango</text:span></text:p>
      <text:p text:style-name="P4"><text:span text:style-name="T7">Sacerdote: Culto</text:span></text:p>
      <text:p text:style-name="P4"><text:span text:style-name="T7">Campesino: Tipo_Cultivo</text:span></text:p>
      <text:p text:style-name="P4"><text:span text:style-name="T7">Minero: Tipo_Mina</text:span></text:p>
      <text:p text:style-name="P4"><text:span text:style-name="T7">Artesano: Especialida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4-18T18:06:34.068000000</dc:date>
    <meta:editing-duration>PT12M40S</meta:editing-duration>
    <meta:editing-cycles>6</meta:editing-cycles>
    <meta:document-statistic meta:table-count="0" meta:image-count="0" meta:object-count="0" meta:page-count="1" meta:paragraph-count="13" meta:word-count="32" meta:character-count="330" meta:non-whitespace-character-count="308"/>
  </office:meta>
</office:document-meta>
</file>